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 draw:shadow="hidden"/>
    </style:style>
    <style:style style:name="gr2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0cm" draw:shadow="hidden"/>
    </style:style>
    <style:style style:name="gr3" style:family="graphic" style:parent-style-name="standard">
      <style:graphic-properties draw:marker-end="Arrow" draw:marker-end-width="0.1cm" draw:fill="solid" draw:fill-color="#ffffff" draw:textarea-horizontal-align="center" draw:textarea-vertical-align="middle" draw:shadow="hidden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Corbel" style:font-pitch="variable" fo:font-size="10.5pt" style:font-size-asian="10.5pt" style:font-size-complex="10.5pt"/>
    </style:style>
    <style:style style:name="T1" style:family="text">
      <style:text-properties fo:font-family="Corbel" style:font-pitch="variable" fo:font-size="10.5pt" style:font-size-asian="10.5pt" style:font-size-complex="10.5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id="id1" draw:layer="layout" svg:width="2cm" svg:height="0.5cm" svg:x="1.5cm" svg:y="2.5cm">
          <text:p text:style-name="P1"><text:span text:style-name="T1">Publish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3" draw:layer="layout" svg:width="2cm" svg:height="0.5cm" svg:x="6cm" svg:y="2cm">
          <text:p text:style-name="P1"><text:span text:style-name="T1">Subscrib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4" draw:layer="layout" svg:width="2cm" svg:height="0.5cm" svg:x="6cm" svg:y="3cm">
          <text:p text:style-name="P1"><text:span text:style-name="T1">Subscrib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id="id2" draw:layer="layout" svg:width="1.5cm" svg:height="1.5cm" svg:x="4cm" svg:y="2cm">
          <text:p text:style-name="P1"><text:span text:style-name="T1">Event-</text:span><text:span text:style-name="T1"><text:line-break/></text:span><text:span text:style-name="T1">Syste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line" svg:x1="3.5cm" svg:y1="2.75cm" svg:x2="4cm" svg:y2="2.75cm" draw:start-shape="id1" draw:start-glue-point="1" draw:end-shape="id2" svg:d="m3500 2750h500">
          <text:p/>
        </draw:connector>
        <draw:connector draw:style-name="gr3" draw:text-style-name="P1" draw:layer="layout" draw:type="line" svg:x1="5.5cm" svg:y1="2.75cm" svg:x2="6cm" svg:y2="2.25cm" draw:start-shape="id2" draw:start-glue-point="1" draw:end-shape="id3" draw:end-glue-point="3" svg:d="m5500 2750 500-500">
          <text:p/>
        </draw:connector>
        <draw:connector draw:style-name="gr3" draw:text-style-name="P1" draw:layer="layout" draw:type="line" svg:x1="5.5cm" svg:y1="2.75cm" svg:x2="6cm" svg:y2="3.25cm" draw:start-shape="id2" draw:end-shape="id4" draw:end-glue-point="3" svg:d="m5500 2750 500 50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Johannes Held</meta:initial-creator>
    <meta:creation-date>2010-04-14T13:16:11</meta:creation-date>
    <meta:generator>OpenOffice.org/3.2$Unix OpenOffice.org_project/320m19$Build-9505</meta:generator>
    <dc:date>2010-07-05T15:14:48</dc:date>
    <dc:creator>Johannes Held</dc:creator>
    <meta:editing-duration>PT01H09M28S</meta:editing-duration>
    <meta:editing-cycles>14</meta:editing-cycles>
    <meta:document-statistic meta:object-count="7"/>
  </office:meta>
</office:document-meta>
</file>